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d838" officeooo:paragraph-rsid="001cd838"/>
    </style:style>
    <style:style style:name="P2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P3" style:family="paragraph" style:parent-style-name="Standard">
      <style:text-properties style:text-underline-style="solid" style:text-underline-width="auto" style:text-underline-color="font-color" officeooo:rsid="003aa854" officeooo:paragraph-rsid="003aa854"/>
    </style:style>
    <style:style style:name="P4" style:family="paragraph" style:parent-style-name="Standard">
      <style:text-properties officeooo:rsid="001cd838" officeooo:paragraph-rsid="001cd838"/>
    </style:style>
    <style:style style:name="P5" style:family="paragraph" style:parent-style-name="Standard">
      <style:text-properties officeooo:rsid="001cd838" officeooo:paragraph-rsid="001d383f"/>
    </style:style>
    <style:style style:name="P6" style:family="paragraph" style:parent-style-name="Standard">
      <style:text-properties officeooo:rsid="001cd838" officeooo:paragraph-rsid="0038c374"/>
    </style:style>
    <style:style style:name="P7" style:family="paragraph" style:parent-style-name="Standard">
      <style:text-properties officeooo:rsid="0028d42d" officeooo:paragraph-rsid="0028d42d"/>
    </style:style>
    <style:style style:name="P8" style:family="paragraph" style:parent-style-name="Standard">
      <style:text-properties officeooo:rsid="002dffbc" officeooo:paragraph-rsid="002dffbc"/>
    </style:style>
    <style:style style:name="P9" style:family="paragraph" style:parent-style-name="Standard">
      <style:text-properties style:text-underline-style="none" officeooo:rsid="00223623" officeooo:paragraph-rsid="00223623"/>
    </style:style>
    <style:style style:name="P10" style:family="paragraph" style:parent-style-name="Standard">
      <style:text-properties style:text-underline-style="none" officeooo:rsid="0022d652" officeooo:paragraph-rsid="0022d652"/>
    </style:style>
    <style:style style:name="P11" style:family="paragraph" style:parent-style-name="Standard">
      <style:text-properties officeooo:rsid="00395e22" officeooo:paragraph-rsid="00395e22"/>
    </style:style>
    <style:style style:name="P12" style:family="paragraph" style:parent-style-name="Standard">
      <style:text-properties officeooo:paragraph-rsid="003aa854"/>
    </style:style>
    <style:style style:name="P13" style:family="paragraph" style:parent-style-name="Standard">
      <style:text-properties officeooo:rsid="003aa854" officeooo:paragraph-rsid="003aa85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4899c"/>
    </style:style>
    <style:style style:name="T3" style:family="text">
      <style:text-properties officeooo:rsid="00266919"/>
    </style:style>
    <style:style style:name="T4" style:family="text">
      <style:text-properties officeooo:rsid="0029207b"/>
    </style:style>
    <style:style style:name="T5" style:family="text">
      <style:text-properties officeooo:rsid="002b202e"/>
    </style:style>
    <style:style style:name="T6" style:family="text">
      <style:text-properties officeooo:rsid="002cb0a4"/>
    </style:style>
    <style:style style:name="T7" style:family="text">
      <style:text-properties officeooo:rsid="002df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# Ejercicio 11</text:p>
      <text:p text:style-name="P6"># Este programa recibe un número entero, deduce si <text:s/>es par y retorna un valor lógico</text:p>
      <text:p text:style-name="P6"/>
      <text:p text:style-name="P12">MOSTRAR <text:s/>“Introduzca un numero entero”</text:p>
      <text:p text:style-name="P12">num =LEER</text:p>
      <text:p text:style-name="P12">MOSTRAR num%2==0<text:bookmark text:name="_GoBack"/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10:04:56.129238493</dc:date>
    <meta:editing-duration>PT3H44M17S</meta:editing-duration>
    <meta:editing-cycles>23</meta:editing-cycles>
    <meta:document-statistic meta:table-count="0" meta:image-count="0" meta:object-count="0" meta:page-count="1" meta:paragraph-count="5" meta:word-count="28" meta:character-count="162" meta:non-whitespace-character-count="136"/>
  </office:meta>
</office:document-meta>
</file>